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194in" fo:border-left="0.0347in solid #000000" fo:border-right="none" fo:border-top="none" fo:border-bottom="0.0347in solid #000000"/>
    </style:style>
    <style:style style:name="t15.B8" style:family="table-cell">
      <style:table-cell-properties fo:padding="0.0194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47in" fo:margin-left="0.0063in" fo:margin-right="0.0021in" table:align="margins" style:may-break-between-rows="false" style:writing-mode="lr-tb"/>
    </style:style>
    <style:style style:name="t22.A" style:family="table-column">
      <style:table-column-properties style:column-width="0.8007in" style:rel-column-width="7849*"/>
    </style:style>
    <style:style style:name="t22.B" style:family="table-column">
      <style:table-column-properties style:column-width="0.5056in" style:rel-column-width="4956*"/>
    </style:style>
    <style:style style:name="t22.C" style:family="table-column">
      <style:table-column-properties style:column-width="0.5146in" style:rel-column-width="5044*"/>
    </style:style>
    <style:style style:name="t22.H" style:family="table-column">
      <style:table-column-properties style:column-width="0.7in" style:rel-column-width="6862*"/>
    </style:style>
    <style:style style:name="t22.K" style:family="table-column">
      <style:table-column-properties style:column-width="0.7063in" style:rel-column-width="6924*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194in" fo:border-left="0.0347in solid #000000" fo:border-right="none" fo:border-top="none" fo:border-bottom="0.0347in solid #000000"/>
    </style:style>
    <style:style style:name="t22.B9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 style:writing-mode="lr-tb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194in" fo:border-left="0.0347in solid #000000" fo:border-right="none" fo:border-top="none" fo:border-bottom="0.0007in solid #000000"/>
    </style:style>
    <style:style style:name="t0.B5" style:family="table-cell">
      <style:table-cell-properties fo:padding="0.0194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194in" fo:border-left="0.0347in solid #000000" fo:border-right="none" fo:border-top="none" fo:border-bottom="0.0347in solid #000000"/>
    </style:style>
    <style:style style:name="t0.B12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194in" fo:border-left="0.0347in solid #000000" fo:border-right="none" fo:border-top="none" fo:border-bottom="0.0347in solid #000000"/>
    </style:style>
    <style:style style:name="t1.B9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194in" fo:border-left="0.0347in solid #000000" fo:border-right="none" fo:border-top="none" fo:border-bottom="0.0347in solid #000000"/>
    </style:style>
    <style:style style:name="t2.B13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194in" fo:border-left="0.0347in solid #000000" fo:border-right="none" fo:border-top="none" fo:border-bottom="0.0347in solid #000000"/>
    </style:style>
    <style:style style:name="t3.B9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194in" fo:border-left="0.0347in solid #000000" fo:border-right="none" fo:border-top="none" fo:border-bottom="0.0347in solid #000000"/>
    </style:style>
    <style:style style:name="t5.B9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194in" fo:border-left="0.0347in solid #000000" fo:border-right="none" fo:border-top="none" fo:border-bottom="0.0347in solid #000000"/>
    </style:style>
    <style:style style:name="t6.B12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194in" fo:border-left="0.0347in solid #000000" fo:border-right="none" fo:border-top="none" fo:border-bottom="0.0347in solid #000000"/>
    </style:style>
    <style:style style:name="t8.B13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>
      <style:table-cell-properties fo:padding="0.0194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1.C5" style:family="table-cell">
      <style:table-cell-properties fo:padding="0.0194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1.C8" style:family="table-cell">
      <style:table-cell-properties fo:padding="0.0194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10" style:family="table-cell">
      <style:table-cell-properties fo:padding="0.0194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10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4.C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4.C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9.C5" style:family="table-cell">
      <style:table-cell-properties fo:padding="0.0194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194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9.C9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194in" fo:border-left="0.0347in solid #000000" fo:border-right="none" fo:border-top="none" fo:border-bottom="0.0347in solid #000000"/>
    </style:style>
    <style:style style:name="t21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6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Heading_20_2">
      <style:text-properties style:font-name="Arial" fo:font-size="10pt" style:font-size-asian="10pt" style:font-size-complex="10pt"/>
    </style:style>
    <style:style style:name="P7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5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7">PU-2 detector: 1.0 </text:span><text:span text:style-name="T128">m</text:span><text:span text:style-name="T12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4">-0</text:span><text:span text:style-name="T22">4</text:span>: ± <text:span text:style-name="T2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4">-0</text:span><text:span text:style-name="T22">5</text:span>: ± <text:span text:style-name="T2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4">-</text:span><text:span text:style-name="T22">11</text:span>: ± <text:span text:style-name="T22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4">-</text:span><text:span text:style-name="T22">24</text:span>: ± <text:span text:style-name="T2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4">-</text:span><text:span text:style-name="T22">30</text:span>: ± <text:span text:style-name="T22">15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4">-</text:span><text:span text:style-name="T22">32</text:span>: ± <text:span text:style-name="T2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4">-01</text:span>: ± <text:span text:style-name="T2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0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1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8633407505596052795" text:style-name="WW8Num2">
              <text:list-item>
                <text:p text:style-name="P67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71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4"/>
      <text:p text:style-name="P7">Operating conditions:</text:p>
      <text:list xml:id="list2337681525852170641" text:style-name="L1">
        <text:list-item>
          <text:p text:style-name="P68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68"><text:span text:style-name="T37">Atmospheric pressure<text:tab/></text:span><text:span text:style-name="T37"><text:tab/><text:tab/><text:tab/>98,5 kPa</text:span></text:p>
        </text:list-item>
        <text:list-item>
          <text:p text:style-name="P68"><text:span text:style-name="T37">Relative humidity<text:tab/><text:tab/></text:span><text:span text:style-name="T37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49">H</text:span><text:span text:style-name="T51">1</text:span></text:p>
          </table:table-cell>
          <table:table-cell table:style-name="t15.D3" office:value-type="string">
            <text:p text:style-name="P40"><text:span text:style-name="T23">H</text:span><text:span text:style-name="T51">2</text:span></text:p>
          </table:table-cell>
          <table:table-cell table:style-name="t1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4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4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4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4">7 <text:span text:style-name="T64">mSv/h</text:span>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49">H</text:span><text:span text:style-name="T51">1</text:span></text:p>
          </table:table-cell>
          <table:table-cell table:style-name="t16.D3" office:value-type="string">
            <text:p text:style-name="P40"><text:span text:style-name="T23">H</text:span><text:span text:style-name="T51">2</text:span></text:p>
          </table:table-cell>
          <table:table-cell table:style-name="t1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4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4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/>
        <table:table-column table:style-name="t22.C" table:number-columns-repeated="5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1"><text:span text:style-name="T49">H</text:span><text:span text:style-name="T51">1</text:span></text:p>
          </table:table-cell>
          <table:table-cell table:style-name="t22.D3" office:value-type="string">
            <text:p text:style-name="P40"><text:span text:style-name="T23">H</text:span><text:span text:style-name="T51">2</text:span></text:p>
          </table:table-cell>
          <table:table-cell table:style-name="t2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<text:span text:style-name="T22">20</text:span> <text:span text:style-name="T64">Sv/h</text:span>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<text:span text:style-name="T22">0</text:span>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22.A5" office:value-type="string">
            <text:p text:style-name="P14">7<text:span text:style-name="T22">0</text:span> <text:span text:style-name="T64">Sv/h</text:span>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<text:span text:style-name="T22">0</text:span>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4"><text:span text:style-name="T22">0,</text:span>7 <text:span text:style-name="T64">mSv/h</text:span>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4">7 <text:span text:style-name="T64">mSv/h</text:span>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4"><text:span text:style-name="T22">70</text:span> <text:span text:style-name="T64">mSv/h</text:span>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<text:span text:style-name="T22">0</text:span>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1"><text:span text:style-name="T49">H</text:span><text:span text:style-name="T51">1</text:span></text:p>
          </table:table-cell>
          <table:table-cell table:style-name="t23.D3" office:value-type="string">
            <text:p text:style-name="P40"><text:span text:style-name="T23">H</text:span><text:span text:style-name="T51">2</text:span></text:p>
          </table:table-cell>
          <table:table-cell table:style-name="t2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4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4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<text:span text:style-name="T22">0</text:span>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<text:span text:style-name="T22">0</text:span>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ext:p text:style-name="Text_20_body"><text:s/></text:p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4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49">H</text:span><text:span text:style-name="T51">1</text:span></text:p>
          </table:table-cell>
          <table:table-cell table:style-name="t17.D3" office:value-type="string">
            <text:p text:style-name="P40"><text:span text:style-name="T23">H</text:span><text:span text:style-name="T51">2</text:span></text:p>
          </table:table-cell>
          <table:table-cell table:style-name="t1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4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4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49">H</text:span><text:span text:style-name="T51">1</text:span></text:p>
          </table:table-cell>
          <table:table-cell table:style-name="t0.D3" office:value-type="string">
            <text:p text:style-name="P40"><text:span text:style-name="T23">H</text:span><text:span text:style-name="T51">2</text:span></text:p>
          </table:table-cell>
          <table:table-cell table:style-name="t0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4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49">H</text:span><text:span text:style-name="T51">1</text:span></text:p>
          </table:table-cell>
          <table:table-cell table:style-name="t1.D3" office:value-type="string">
            <text:p text:style-name="P40"><text:span text:style-name="T23">H</text:span><text:span text:style-name="T51">2</text:span></text:p>
          </table:table-cell>
          <table:table-cell table:style-name="t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4">240</text:span> <text:span text:style-name="T64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49">H</text:span><text:span text:style-name="T51">1</text:span></text:p>
          </table:table-cell>
          <table:table-cell table:style-name="t2.D3" office:value-type="string">
            <text:p text:style-name="P40"><text:span text:style-name="T23">H</text:span><text:span text:style-name="T51">2</text:span></text:p>
          </table:table-cell>
          <table:table-cell table:style-name="t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4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49">H</text:span><text:span text:style-name="T51">1</text:span></text:p>
          </table:table-cell>
          <table:table-cell table:style-name="t3.D3" office:value-type="string">
            <text:p text:style-name="P40"><text:span text:style-name="T23">H</text:span><text:span text:style-name="T51">2</text:span></text:p>
          </table:table-cell>
          <table:table-cell table:style-name="t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4">240 Sv/h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49">H</text:span><text:span text:style-name="T51">1</text:span></text:p>
          </table:table-cell>
          <table:table-cell table:style-name="t4.D3" office:value-type="string">
            <text:p text:style-name="P40"><text:span text:style-name="T23">H</text:span><text:span text:style-name="T51">2</text:span></text:p>
          </table:table-cell>
          <table:table-cell table:style-name="t4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49">H</text:span><text:span text:style-name="T51">1</text:span></text:p>
          </table:table-cell>
          <table:table-cell table:style-name="t5.D3" office:value-type="string">
            <text:p text:style-name="P40"><text:span text:style-name="T23">H</text:span><text:span text:style-name="T51">2</text:span></text:p>
          </table:table-cell>
          <table:table-cell table:style-name="t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49">H</text:span><text:span text:style-name="T51">1</text:span></text:p>
          </table:table-cell>
          <table:table-cell table:style-name="t6.D3" office:value-type="string">
            <text:p text:style-name="P40"><text:span text:style-name="T23">H</text:span><text:span text:style-name="T51">2</text:span></text:p>
          </table:table-cell>
          <table:table-cell table:style-name="t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4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4">7</text:span></text:p>
          </table:table-cell>
          <table:table-cell table:style-name="t6.B12" office:value-type="string">
            <text:p text:style-name="P21">$6-4<text:span text:style-name="T64">7</text:span></text:p>
          </table:table-cell>
          <table:table-cell table:style-name="t6.B12" office:value-type="string">
            <text:p text:style-name="P21">$6-5<text:span text:style-name="T64">7</text:span></text:p>
          </table:table-cell>
          <table:table-cell table:style-name="t6.B12" office:value-type="string">
            <text:p text:style-name="P21">$6-6<text:span text:style-name="T64">7</text:span></text:p>
          </table:table-cell>
          <table:table-cell table:style-name="t6.B12" office:value-type="string">
            <text:p text:style-name="P21">$6-7<text:span text:style-name="T64">7</text:span></text:p>
          </table:table-cell>
          <table:table-cell table:style-name="t6.B12" office:value-type="string">
            <text:p text:style-name="P21">$6-8<text:span text:style-name="T64">7</text:span></text:p>
          </table:table-cell>
          <table:table-cell table:style-name="t6.B12" office:value-type="string">
            <text:p text:style-name="P22">$6-0<text:span text:style-name="T64">7</text:span></text:p>
          </table:table-cell>
          <table:table-cell table:style-name="t6.B12" office:value-type="string">
            <text:p text:style-name="P21">$6-1<text:span text:style-name="T64">7</text:span></text:p>
          </table:table-cell>
          <table:table-cell table:style-name="t6.B12" office:value-type="string">
            <text:p text:style-name="P21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49">H</text:span><text:span text:style-name="T51">1</text:span></text:p>
          </table:table-cell>
          <table:table-cell table:style-name="t7.D3" office:value-type="string">
            <text:p text:style-name="P40"><text:span text:style-name="T23">H</text:span><text:span text:style-name="T51">2</text:span></text:p>
          </table:table-cell>
          <table:table-cell table:style-name="t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7.A5" office:value-type="string">
            <text:p text:style-name="P14">0,<text:span text:style-name="T64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4">7</text:span></text:p>
          </table:table-cell>
          <table:table-cell table:style-name="t7.B12" office:value-type="string">
            <text:p text:style-name="P21">$7-4<text:span text:style-name="T64">7</text:span></text:p>
          </table:table-cell>
          <table:table-cell table:style-name="t7.B12" office:value-type="string">
            <text:p text:style-name="P21">$7-5<text:span text:style-name="T64">7</text:span></text:p>
          </table:table-cell>
          <table:table-cell table:style-name="t7.B12" office:value-type="string">
            <text:p text:style-name="P21">$7-6<text:span text:style-name="T64">7</text:span></text:p>
          </table:table-cell>
          <table:table-cell table:style-name="t7.B12" office:value-type="string">
            <text:p text:style-name="P21">$7-7<text:span text:style-name="T64">7</text:span></text:p>
          </table:table-cell>
          <table:table-cell table:style-name="t7.B12" office:value-type="string">
            <text:p text:style-name="P21">$7-8<text:span text:style-name="T64">7</text:span></text:p>
          </table:table-cell>
          <table:table-cell table:style-name="t7.B12" office:value-type="string">
            <text:p text:style-name="P22">$7-0<text:span text:style-name="T64">7</text:span></text:p>
          </table:table-cell>
          <table:table-cell table:style-name="t7.B12" office:value-type="string">
            <text:p text:style-name="P21">$7-1<text:span text:style-name="T64">7</text:span></text:p>
          </table:table-cell>
          <table:table-cell table:style-name="t7.B12" office:value-type="string">
            <text:p text:style-name="P21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49">H</text:span><text:span text:style-name="T51">1</text:span></text:p>
          </table:table-cell>
          <table:table-cell table:style-name="t8.D3" office:value-type="string">
            <text:p text:style-name="P40"><text:span text:style-name="T23">H</text:span><text:span text:style-name="T51">2</text:span></text:p>
          </table:table-cell>
          <table:table-cell table:style-name="t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4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4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4">0</text:span>,<text:span text:style-name="T64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3">0i</text:span><text:span text:style-name="T22">=235</text:span></text:p>
            <text:p text:style-name="P55">210<text:span text:style-name="T43">2</text:span> - 10<text:span text:style-name="T43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3">0i</text:span><text:span text:style-name="T22">=1019</text:span></text:p>
            <text:p text:style-name="P55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7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7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7">$<text:span text:style-name="T64">10</text:span>-00</text:p>
          </table:table-cell>
          <table:table-cell table:style-name="t10.B4" office:value-type="string">
            <text:p text:style-name="P17">$<text:span text:style-name="T64">10</text:span>-01</text:p>
          </table:table-cell>
          <table:table-cell table:style-name="t10.B4" office:value-type="string">
            <text:p text:style-name="P17">$<text:span text:style-name="T64">10</text:span>-02</text:p>
          </table:table-cell>
          <table:table-cell table:style-name="t10.B4" office:value-type="string">
            <text:p text:style-name="P17">$<text:span text:style-name="T64">10</text:span>-03</text:p>
          </table:table-cell>
          <table:table-cell table:style-name="t10.F3" office:value-type="string">
            <text:p text:style-name="P17">$<text:span text:style-name="T64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5"></text:span><text:span text:style-name="T51">1</text:span></text:p>
          </table:table-cell>
          <table:table-cell table:style-name="t11.D4" office:value-type="string">
            <text:p text:style-name="P40"><text:span text:style-name="T76"></text:span><text:span text:style-name="T51">2</text:span></text:p>
          </table:table-cell>
          <table:table-cell table:style-name="t11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7">$1<text:span text:style-name="T64">1</text:span>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5" office:value-type="string">
            <text:p text:style-name="P17">$1<text:span text:style-name="T64">1</text:span>-9<text:span text:style-name="T64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7">$1<text:span text:style-name="T64">1</text:span>-9<text:span text:style-name="T64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$1<text:span text:style-name="T64">1</text:span>-9<text:span text:style-name="T64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5"></text:span><text:span text:style-name="T51">1</text:span></text:p>
          </table:table-cell>
          <table:table-cell table:style-name="t12.D4" office:value-type="string">
            <text:p text:style-name="P40"><text:span text:style-name="T76"></text:span><text:span text:style-name="T51">2</text:span></text:p>
          </table:table-cell>
          <table:table-cell table:style-name="t12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7">$1<text:span text:style-name="T64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17">$1<text:span text:style-name="T64">2</text:span>-9<text:span text:style-name="T64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7">$1<text:span text:style-name="T64">2</text:span>-9<text:span text:style-name="T64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7">$1<text:span text:style-name="T64">2</text:span>-9<text:span text:style-name="T64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5"></text:span><text:span text:style-name="T51">1</text:span></text:p>
          </table:table-cell>
          <table:table-cell table:style-name="t13.D4" office:value-type="string">
            <text:p text:style-name="P40"><text:span text:style-name="T76"></text:span><text:span text:style-name="T51">2</text:span></text:p>
          </table:table-cell>
          <table:table-cell table:style-name="t13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7">$1<text:span text:style-name="T64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6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17">$1<text:span text:style-name="T64">3</text:span>-9<text:span text:style-name="T64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4</text:span></text:p>
          </table:table-cell>
          <table:table-cell table:style-name="t13.B5" office:value-type="float" office:value="0">
            <text:p text:style-name="P23">16437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4</text:p>
          </table:table-cell>
          <table:table-cell table:style-name="t13.C5" office:value-type="string">
            <text:p text:style-name="P21">$13-74</text:p>
          </table:table-cell>
          <table:table-cell table:style-name="t13.C5" office:value-type="string">
            <text:p text:style-name="P21">$13-84</text:p>
          </table:table-cell>
          <table:table-cell table:style-name="t13.C5" office:value-type="string">
            <text:p text:style-name="P22">$13-04</text:p>
          </table:table-cell>
          <table:table-cell table:style-name="t13.C5" office:value-type="string">
            <text:p text:style-name="P21">$13-14</text:p>
          </table:table-cell>
          <table:table-cell table:style-name="t13.C5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string">
            <text:p text:style-name="P17">$1<text:span text:style-name="T64">3</text:span>-9<text:span text:style-name="T64">5</text:span>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5"></text:span><text:span text:style-name="T51">1</text:span></text:p>
          </table:table-cell>
          <table:table-cell table:style-name="t14.D4" office:value-type="string">
            <text:p text:style-name="P40"><text:span text:style-name="T76"></text:span><text:span text:style-name="T51">2</text:span></text:p>
          </table:table-cell>
          <table:table-cell table:style-name="t14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7">$1<text:span text:style-name="T64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17">$1<text:span text:style-name="T64">4</text:span>-9<text:span text:style-name="T64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7">$1<text:span text:style-name="T64">4</text:span>-9<text:span text:style-name="T64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49">H</text:span><text:span text:style-name="T51">1</text:span></text:p>
          </table:table-cell>
          <table:table-cell table:style-name="t18.D3" office:value-type="string">
            <text:p text:style-name="P40"><text:span text:style-name="T23">H</text:span><text:span text:style-name="T51">2</text:span></text:p>
          </table:table-cell>
          <table:table-cell table:style-name="t1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5"></text:span><text:span text:style-name="T51">1</text:span></text:p>
          </table:table-cell>
          <table:table-cell table:style-name="t19.D4" office:value-type="string">
            <text:p text:style-name="P40"><text:span text:style-name="T76"></text:span><text:span text:style-name="T51">2</text:span></text:p>
          </table:table-cell>
          <table:table-cell table:style-name="t19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7">$1<text:span text:style-name="T64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7">$1<text:span text:style-name="T64">9</text:span>-9<text:span text:style-name="T64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7">$1<text:span text:style-name="T64">9</text:span>-9<text:span text:style-name="T64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5"></text:span><text:span text:style-name="T51">1</text:span></text:p>
          </table:table-cell>
          <table:table-cell table:style-name="t20.D4" office:value-type="string">
            <text:p text:style-name="P40"><text:span text:style-name="T76"></text:span><text:span text:style-name="T51">2</text:span></text:p>
          </table:table-cell>
          <table:table-cell table:style-name="t20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7">$<text:span text:style-name="T64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17">$<text:span text:style-name="T64">20</text:span>-9<text:span text:style-name="T64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7">$<text:span text:style-name="T64">20</text:span>-9<text:span text:style-name="T64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49">H</text:span><text:span text:style-name="T51">1</text:span></text:p>
          </table:table-cell>
          <table:table-cell table:style-name="t21.D3" office:value-type="string">
            <text:p text:style-name="P40"><text:span text:style-name="T23">H</text:span><text:span text:style-name="T51">2</text:span></text:p>
          </table:table-cell>
          <table:table-cell table:style-name="t2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4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26T16:47:05.61</dc:date>
    <meta:print-date>2019-04-03T15:18:00</meta:print-date>
    <meta:editing-cycles>117</meta:editing-cycles>
    <meta:editing-duration>PT9H2M3S</meta:editing-duration>
    <meta:generator>OpenOffice/4.1.6$Win32 OpenOffice.org_project/416m1$Build-9790</meta:generator>
    <meta:document-statistic meta:table-count="82" meta:image-count="1" meta:object-count="0" meta:page-count="11" meta:paragraph-count="1823" meta:word-count="3570" meta:character-count="19459"/>
  </office:meta>
</office:document-meta>
</file>